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Text_20_body">
      <style:paragraph-properties fo:margin-left="0in" fo:margin-right="0in" fo:margin-top="0.0799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background-image/>
      </style:paragraph-properties>
    </style:style>
    <style:style style:name="P26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1" style:master-page-name="">
      <style:paragraph-properties fo:margin-left="0in" fo:margin-right="0in" fo:text-align="start" style:justify-single-word="false" fo:orphans="2" fo:widows="2" fo:text-indent="0.3902in" style:auto-text-indent="false" style:page-number="auto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L1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font-weight="bold" style:font-weight-asian="bold" style:font-name-complex="Symbol" style:font-weight-complex="bold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0"><text:span text:style-name="T20">Type: $type</text:span><text:span text:style-name="T6"><text:tab/></text:span><text:span text:style-name="T5">Date of calibration: </text:span><text:span text:style-name="T4">$date</text:span><text:span text:style-name="T3">.</text:span></text:p>
      <text:p text:style-name="P5"/>
      <text:p text:style-name="P6"><text:span text:style-name="T11">S</text:span><text:span text:style-name="T25">/</text:span><text:span text:style-name="T11">N</text:span><text:span text:style-name="T25">: <text:s text:c="2"/></text:span><text:span text:style-name="T26">$allSerial</text:span></text:p>
      <text:p text:style-name="P4"/>
      <text:p text:style-name="P3">Measurement limits: </text:p>
      <text:p text:style-name="P4"><text:span text:style-name="T28">$type</text:span>: $min_limit µSv/h – $max_limit mSv/h;</text:p>
      <text:p text:style-name="P8"/>
      <text:p text:style-name="P3">Measurement error: </text:p>
      <text:p text:style-name="P14"><text:span text:style-name="T28">$type</text:span>: ±15%</text:p>
      <text:p text:style-name="P13"/>
      <text:p text:style-name="P3">Operating conditions: </text:p>
      <text:list xml:id="list4363943123564191337" text:style-name="L1">
        <text:list-item>
          <text:p text:style-name="P36"><text:span text:style-name="T10">Air temperature<text:tab/></text:span><text:span text:style-name="T22"><text:tab/><text:tab/><text:tab/>+</text:span><text:span text:style-name="T10">$temp</text:span><text:span text:style-name="T22"> °</text:span><text:span text:style-name="T10">C</text:span></text:p>
        </text:list-item>
        <text:list-item>
          <text:p text:style-name="P36"><text:span text:style-name="T10">Atmospheric pressure<text:tab/></text:span><text:span text:style-name="T10"><text:tab/><text:tab/><text:tab/>98,5 kPa</text:span></text:p>
        </text:list-item>
        <text:list-item>
          <text:p text:style-name="P36"><text:span text:style-name="T10">Relative humidity<text:tab/><text:tab/></text:span><text:span text:style-name="T10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P26"/>
      <text:list xml:id="list31575931" text:continue-numbering="true" text:style-name="L1">
        <text:list-item>
          <text:p text:style-name="P38">$eng_facility_110$;</text:p>
        </text:list-item>
        <text:list-item>
          <text:p text:style-name="P39"><text:span text:style-name="Знак_20_примечания"><text:span text:style-name="T27">$eng_facility_130$. <text:s/></text:span></text:span></text:p>
        </text:list-item>
      </text:list>
      <text:p text:style-name="P25"><text:span text:style-name="Знак_20_примечания"><text:span text:style-name="T21">. <text:s/></text:span></text:span></text:p>
      <text:p text:style-name="P7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31">$type (</text:span><text:span text:style-name="T12">γ</text:span><text:span text:style-name="T31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9">Dose rate at check point <text:span text:style-name="T14">Ḣ*</text:span><text:span text:style-name="T17">oi</text:span><text:span text:style-name="T23">(10)</text:span></text:p>
          </table:table-cell>
          <table:table-cell table:style-name="t1.B2" table:number-rows-spanned="2" office:value-type="string">
            <text:p text:style-name="P34">Radia-tion source <text:s/>number</text:p>
          </table:table-cell>
          <table:table-cell table:style-name="t1.B2" table:number-rows-spanned="2" office:value-type="string">
            <text:p text:style-name="P30">Distance to</text:p>
            <text:p text:style-name="P30">source, </text:p>
            <text:p text:style-name="P3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30"><text:span text:style-name="T29">Relative gamma radiation dose rate measure-ment</text:span> error</text:p>
            <text:p text:style-name="P35"><text:span text:style-name="T14">θ</text:span><text:span text:style-name="T18">пр</text:span><text:span text:style-name="T17">i</text:span>, %</text:p>
          </table:table-cell>
          <table:table-cell table:style-name="t1.B2" table:number-rows-spanned="2" office:value-type="string">
            <text:p text:style-name="P33">Confidence limit of the intrinsic <text:s/>relative error <text:span text:style-name="T30">Δ</text:span><text:span text:style-name="T17">i</text:span>, % during calibration</text:p>
          </table:table-cell>
          <table:table-cell table:style-name="t1.K2" table:number-rows-spanned="2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3"><text:span text:style-name="T7">Back-ground</text:span>, <text:span text:style-name="T8">nSv</text:span><text:span text:style-name="T14">/</text:span><text:span text:style-name="T8">h</text:span></text:p>
          </table:table-cell>
          <table:table-cell table:style-name="t1.D3" table:number-columns-spanned="3" office:value-type="string">
            <text:p text:style-name="P23"><text:span text:style-name="T7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office:value-type="string">
            <text:p text:style-name="P23"><text:span text:style-name="T7">Average value</text:span>, </text:p>
            <text:p text:style-name="P23"><text:span text:style-name="T15">Ḣ</text:span><text:span text:style-name="T9">*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10">0,7 µSv/h</text:p>
          </table:table-cell>
          <table:table-cell table:style-name="t1.B4" office:value-type="string">
            <text:p text:style-name="P11">$1-30</text:p>
          </table:table-cell>
          <table:table-cell table:style-name="t1.B4" office:value-type="string">
            <text:p text:style-name="P11">$1-40</text:p>
          </table:table-cell>
          <table:table-cell table:style-name="t1.B4" office:value-type="string">
            <text:p text:style-name="P11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11">$1-6<text:span text:style-name="T7">a</text:span></text:p>
                </table:table-cell>
                <table:table-cell table:style-name="Таблица3.A1" office:value-type="string">
                  <text:p text:style-name="P11">$1-6<text:span text:style-name="T7">e</text:span></text:p>
                </table:table-cell>
                <table:table-cell table:style-name="Таблица3.A1" office:value-type="string">
                  <text:p text:style-name="P11">$1-6<text:span text:style-name="T7">i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b</text:span></text:p>
                </table:table-cell>
                <table:table-cell table:style-name="Таблица3.A1" office:value-type="string">
                  <text:p text:style-name="P11">$1-<text:span text:style-name="T7">6f</text:span></text:p>
                </table:table-cell>
                <table:table-cell table:style-name="Таблица3.A1" office:value-type="string">
                  <text:p text:style-name="P11">$1-6<text:span text:style-name="T7">j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c</text:span></text:p>
                </table:table-cell>
                <table:table-cell table:style-name="Таблица3.A1" office:value-type="string">
                  <text:p text:style-name="P11">$1-6<text:span text:style-name="T7">g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d</text:span></text:p>
                </table:table-cell>
                <table:table-cell table:style-name="Таблица3.A1" office:value-type="string">
                  <text:p text:style-name="P11">$1-6<text:span text:style-name="T7">h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11">$1-00</text:p>
          </table:table-cell>
          <table:table-cell table:style-name="t1.B4" office:value-type="string">
            <text:p text:style-name="P11">$1-10</text:p>
          </table:table-cell>
          <table:table-cell table:style-name="t1.B4" office:value-type="string">
            <text:p text:style-name="P11">$1-20</text:p>
          </table:table-cell>
          <table:table-cell table:style-name="t1.K4" table:number-rows-spanned="6" office:value-type="string">
            <text:p text:style-name="P10">±<text:span text:style-name="T7">15</text:span></text:p>
          </table:table-cell>
        </table:table-row>
        <table:table-row>
          <table:table-cell table:style-name="t1.A4" office:value-type="string">
            <text:p text:style-name="P10">7 µSv/h</text:p>
          </table:table-cell>
          <table:table-cell table:style-name="t1.B4" office:value-type="string">
            <text:p text:style-name="P11">$1-31</text:p>
          </table:table-cell>
          <table:table-cell table:style-name="t1.B4" office:value-type="string">
            <text:p text:style-name="P11">$1-41</text:p>
          </table:table-cell>
          <table:table-cell table:style-name="t1.B4" office:value-type="string">
            <text:p text:style-name="P11">$1-51</text:p>
          </table:table-cell>
          <table:table-cell table:style-name="t1.B4" office:value-type="string">
            <text:p text:style-name="P11">$1-61</text:p>
          </table:table-cell>
          <table:table-cell table:style-name="t1.F5" office:value-type="string">
            <text:p text:style-name="P11">$1-71</text:p>
          </table:table-cell>
          <table:table-cell table:style-name="t1.F5" office:value-type="string">
            <text:p text:style-name="P11">$1-81</text:p>
          </table:table-cell>
          <table:table-cell table:style-name="t1.B4" office:value-type="string">
            <text:p text:style-name="P11">$1-01</text:p>
          </table:table-cell>
          <table:table-cell table:style-name="t1.B4" office:value-type="string">
            <text:p text:style-name="P11">$1-11</text:p>
          </table:table-cell>
          <table:table-cell table:style-name="t1.B4" office:value-type="string">
            <text:p text:style-name="P11">$1-21</text:p>
          </table:table-cell>
          <table:covered-table-cell/>
        </table:table-row>
        <table:table-row>
          <table:table-cell table:style-name="t1.A4" office:value-type="string">
            <text:p text:style-name="P10">70 µSv/h</text:p>
          </table:table-cell>
          <table:table-cell table:style-name="t1.B4" office:value-type="string">
            <text:p text:style-name="P11">$1-32</text:p>
          </table:table-cell>
          <table:table-cell table:style-name="t1.B4" office:value-type="string">
            <text:p text:style-name="P11">$1-42</text:p>
          </table:table-cell>
          <table:table-cell table:style-name="t1.B4" office:value-type="string">
            <text:p text:style-name="P11">$1-52</text:p>
          </table:table-cell>
          <table:table-cell table:style-name="t1.B4" office:value-type="string">
            <text:p text:style-name="P11">$1-62</text:p>
          </table:table-cell>
          <table:table-cell table:style-name="t1.F5" office:value-type="string">
            <text:p text:style-name="P11">$1-72</text:p>
          </table:table-cell>
          <table:table-cell table:style-name="t1.F5" office:value-type="string">
            <text:p text:style-name="P11">$1-82</text:p>
          </table:table-cell>
          <table:table-cell table:style-name="t1.B4" office:value-type="string">
            <text:p text:style-name="P11">$1-02</text:p>
          </table:table-cell>
          <table:table-cell table:style-name="t1.B4" office:value-type="string">
            <text:p text:style-name="P11">$1-12</text:p>
          </table:table-cell>
          <table:table-cell table:style-name="t1.B4" office:value-type="string">
            <text:p text:style-name="P11">$1-22</text:p>
          </table:table-cell>
          <table:covered-table-cell/>
        </table:table-row>
        <table:table-row>
          <table:table-cell table:style-name="t1.A4" office:value-type="string">
            <text:p text:style-name="P10"><text:span text:style-name="T19">700</text:span> µSv/h</text:p>
          </table:table-cell>
          <table:table-cell table:style-name="t1.B4" office:value-type="string">
            <text:p text:style-name="P11">$1-33</text:p>
          </table:table-cell>
          <table:table-cell table:style-name="t1.B4" office:value-type="string">
            <text:p text:style-name="P11">$1-43</text:p>
          </table:table-cell>
          <table:table-cell table:style-name="t1.B4" office:value-type="string">
            <text:p text:style-name="P11">$1-53</text:p>
          </table:table-cell>
          <table:table-cell table:style-name="t1.B4" office:value-type="string">
            <text:p text:style-name="P11">$1-63</text:p>
          </table:table-cell>
          <table:table-cell table:style-name="t1.F5" office:value-type="string">
            <text:p text:style-name="P11">$1-73</text:p>
          </table:table-cell>
          <table:table-cell table:style-name="t1.F5" office:value-type="string">
            <text:p text:style-name="P11">$1-83</text:p>
          </table:table-cell>
          <table:table-cell table:style-name="t1.B4" office:value-type="string">
            <text:p text:style-name="P11">$1-03</text:p>
          </table:table-cell>
          <table:table-cell table:style-name="t1.B4" office:value-type="string">
            <text:p text:style-name="P11">$1-13</text:p>
          </table:table-cell>
          <table:table-cell table:style-name="t1.B4" office:value-type="string">
            <text:p text:style-name="P11">$1-23</text:p>
          </table:table-cell>
          <table:covered-table-cell/>
        </table:table-row>
        <table:table-row>
          <table:table-cell table:style-name="t1.A4" office:value-type="string">
            <text:p text:style-name="P10">7 <text:span text:style-name="T7">m</text:span>Sv/h</text:p>
          </table:table-cell>
          <table:table-cell table:style-name="t1.B4" office:value-type="string">
            <text:p text:style-name="P11">$1-34</text:p>
          </table:table-cell>
          <table:table-cell table:style-name="t1.B4" office:value-type="string">
            <text:p text:style-name="P11">$1-44</text:p>
          </table:table-cell>
          <table:table-cell table:style-name="t1.B4" office:value-type="string">
            <text:p text:style-name="P11">$1-54</text:p>
          </table:table-cell>
          <table:table-cell table:style-name="t1.B4" office:value-type="string">
            <text:p text:style-name="P11">$1-64</text:p>
          </table:table-cell>
          <table:table-cell table:style-name="t1.F5" office:value-type="string">
            <text:p text:style-name="P11">$1-74</text:p>
          </table:table-cell>
          <table:table-cell table:style-name="t1.F5" office:value-type="string">
            <text:p text:style-name="P11">$1-84</text:p>
          </table:table-cell>
          <table:table-cell table:style-name="t1.B4" office:value-type="string">
            <text:p text:style-name="P11">$1-04</text:p>
          </table:table-cell>
          <table:table-cell table:style-name="t1.B4" office:value-type="string">
            <text:p text:style-name="P11">$1-14</text:p>
          </table:table-cell>
          <table:table-cell table:style-name="t1.B4" office:value-type="string">
            <text:p text:style-name="P11">$1-24</text:p>
          </table:table-cell>
          <table:covered-table-cell/>
        </table:table-row>
        <table:table-row>
          <table:table-cell table:style-name="t1.A9" office:value-type="string">
            <text:p text:style-name="P10">70 <text:span text:style-name="T7">m</text:span>Sv/h</text:p>
          </table:table-cell>
          <table:table-cell table:style-name="t1.B9" office:value-type="string">
            <text:p text:style-name="P11">$1-35</text:p>
          </table:table-cell>
          <table:table-cell table:style-name="t1.B9" office:value-type="string">
            <text:p text:style-name="P11">$1-45</text:p>
          </table:table-cell>
          <table:table-cell table:style-name="t1.B9" office:value-type="string">
            <text:p text:style-name="P11">$1-55</text:p>
          </table:table-cell>
          <table:table-cell table:style-name="t1.B9" office:value-type="string">
            <text:p text:style-name="P11">$1-65</text:p>
          </table:table-cell>
          <table:table-cell table:style-name="t1.F9" office:value-type="string">
            <text:p text:style-name="P11">$1-75</text:p>
          </table:table-cell>
          <table:table-cell table:style-name="t1.F9" office:value-type="string">
            <text:p text:style-name="P11">$1-85</text:p>
          </table:table-cell>
          <table:table-cell table:style-name="t1.B9" office:value-type="string">
            <text:p text:style-name="P11">$1-05</text:p>
          </table:table-cell>
          <table:table-cell table:style-name="t1.B9" office:value-type="string">
            <text:p text:style-name="P11">$1-15</text:p>
          </table:table-cell>
          <table:table-cell table:style-name="t1.B9" office:value-type="string">
            <text:p text:style-name="P11">$1-25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5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1:37.85</dc:date>
    <meta:print-date>2019-04-03T15:18:00</meta:print-date>
    <meta:editing-cycles>167</meta:editing-cycles>
    <meta:editing-duration>PT11H5M42S</meta:editing-duration>
    <meta:generator>OpenOffice/4.1.6$Win32 OpenOffice.org_project/416m1$Build-9790</meta:generator>
    <meta:document-statistic meta:table-count="3" meta:image-count="1" meta:object-count="0" meta:page-count="1" meta:paragraph-count="111" meta:word-count="195" meta:character-count="1292"/>
  </office:meta>
</office:document-meta>
</file>